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1001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1001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9" office:value-type="string" calcext:value-type="string">
            <text:p>health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rain strok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cardiac arrest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heart failu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chronic disorder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stress obesity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sion impairment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organ expan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abdominal pai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irus infec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jaundice fever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sinus infec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gallbladder inflammatio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rain tumou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herpes diseas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ody canc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HIV positiv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ed so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asthma conditio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Alzheimer's c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pneumonia antibiotics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ronchitis bacteri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ral syndrom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coma relativ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epilepsy unknown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electric shock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ulcer tissue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42" office:value-type="string" calcext:value-type="string">
            <text:p>issue</text:p>
          </table:table-cell>
          <table:table-cell table:style-name="ce4"/>
          <table:table-cell table:number-columns-repeated="1001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8" meta:object-count="0"/>
    <meta:generator>LibreOfficeDev/6.0.5.2$Linux_X86_64 LibreOffice_project/</meta:generator>
  </office:meta>
</office:document-meta>
</file>